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7F300000076D86C9843.png"/>
  <manifest:file-entry manifest:media-type="image/png" manifest:full-path="Pictures/1000000000000E72000003D86DCE506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Book Antiqua" style:font-name-complex="Book Antiqua"/>
    </style:style>
    <style:style style:name="P2" style:family="paragraph" style:parent-style-name="Standard">
      <style:text-properties style:font-name="Book Antiqua" style:text-underline-style="solid" style:text-underline-width="auto" style:text-underline-color="font-color" style:font-name-complex="Book Antiqua"/>
    </style:style>
    <style:style style:name="P3" style:family="paragraph" style:parent-style-name="Standard" style:list-style-name="" style:master-page-name="Standard">
      <style:paragraph-properties fo:text-align="center" style:justify-single-word="false" style:page-number="auto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>
        <style:tab-stops>
          <style:tab-stop style:position="11.218cm"/>
        </style:tab-stops>
      </style:paragraph-properties>
      <style:text-properties style:font-name="Book Antiqua" style:font-name-complex="Book Antiqua"/>
    </style:style>
    <style:style style:name="T1" style:family="text">
      <style:text-properties style:font-name-asian="Book Antiqu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section text:style-name="Sect1" text:name="Section1">
        <text:p text:style-name="P1"/>
        <text:p text:style-name="P1"/>
        <text:p text:style-name="P2">Font<text:span text:style-name="T1">: <text:s text:c="2"/></text:span>Book<text:span text:style-name="T1"> </text:span>antigua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nl" fo:country="NL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ardalinea-lettertyp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as-char" svg:y="-0.328cm" svg:width="12.61cm" svg:height="3.281cm" draw:z-index="1"><draw:image xlink:href="Pictures/1000000000000E72000003D86DCE5069.png" xlink:type="simple" xlink:show="embed" xlink:actuate="onLoad"/></draw:frame></text:p>
      </style:header>
      <style:footer>
        <text:p text:style-name="Footer"><draw:frame draw:style-name="Mfr2" draw:name="infotekst" text:anchor-type="as-char" svg:width="16.212cm" svg:height="0.926cm" draw:z-index="0"><draw:image xlink:href="Pictures/10000000000007F300000076D86C9843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nt:   Book antigua</dc:title>
    <meta:initial-creator>Hans Kuijpers</meta:initial-creator>
    <meta:creation-date>2011-09-15T14:38:58</meta:creation-date>
    <dc:creator>Hans Kuijpers</dc:creator>
    <dc:date>2011-09-15T14:53:47</dc:date>
    <meta:editing-cycles>2</meta:editing-cycles>
    <meta:editing-duration>PT16M40S</meta:editing-duration>
    <meta:document-statistic meta:table-count="0" meta:image-count="2" meta:object-count="0" meta:page-count="1" meta:paragraph-count="0" meta:word-count="3" meta:character-count="22" meta:non-whitespace-character-count="16"/>
    <meta:generator>LibreOffice/3.4$Unix LibreOffice_project/340m1$Build-103</meta:generator>
    <meta:user-defined meta:name="Info 1"/>
    <meta:user-defined meta:name="Info 2"/>
    <meta:user-defined meta:name="Info 3"/>
    <meta:user-defined meta:name="Info 4"/>
  </office:meta>
</office:document-meta>
</file>